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1">
      <style:paragraph-properties fo:text-align="start" style:justify-single-word="false"/>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arta der Viktory</text:p>
      <text:p text:style-name="P1"/>
      <text:list xml:id="list4076212727280682114" text:style-name="L1">
        <text:list-item>
          <text:p text:style-name="P2">Das Schiff die Viktory gehört dem Kapitän Quinn Whatsen und er kann nicht abgesetzt werden.</text:p>
        </text:list-item>
        <text:list-item>
          <text:p text:style-name="P2">Jeder Mann und jede Frau, der oder die diese Charta unterzeichnet hat, hat eine gleich Stimme bei Abstimmungen, die das Wohl des Schiffes betreffen, vorausgesetzt, das Schiff befindet sich nicht in einer Auseinandersetzung mit einem Feind, in welchem Falle das Wort des Kapitäns Gesetz ist, bis besagte Auseinandersetzung beendet ist. Der Kapitän schätzt die Sicherheit und das Wahl der Besatzung ebenso hoch ein wie sein eigenes.</text:p>
        </text:list-item>
        <text:list-item>
          <text:p text:style-name="P2">Ein jeder werde in gerechter Weise und nach Liste zu den Pflichten an Bord berufen. Die Liste wird durch Abstimmung am Tag des Vollmondes in Kraft gesetzt und ist gültig bis zur nächsten Abstimmung.</text:p>
        </text:list-item>
        <text:list-item>
          <text:p text:style-name="P2">Wird durch ein Abstimmung nach Absatz 2 ein Befehl des Kapitäns aufgehoben, kann dieser einen neuen Befehl ausgeben. Wird keine Einigung erzielt, so wird unverzüglich der nächste sichere Hafen angesteuert, damit alle Besatzungsmitglieder die Möglichkeit haben das Schiff zu verlassen.</text:p>
        </text:list-item>
        <text:list-item>
          <text:p text:style-name="P2">Die Aufnahme eines neuen Crewmitglied kann durch eine Abstimmung nach Absatz 2 verhindert werden.</text:p>
        </text:list-item>
        <text:list-item>
          <text:p text:style-name="P2">Befindet sich das Schiff in einem sicheren Hafen, kann der Kapitän Crewmitglieder des Schiffes verweisen und ihnen damit die Crewmitgliedschaft aberkennen ohne das eine Abstimmung nach Absatz 2 dies verhindern kann.</text:p>
        </text:list-item>
        <text:list-item>
          <text:p text:style-name="P2">Jeder Mann und jede Frau erhält einen gerechten Anteil an der Beute. Der Kapitän bekommt zwei Anteile. Offiziere erhalten einen und einen halben Anteil. Bootsmänner erhalten einen und einen viertel Anteil. Das Besatzungsmitglied, welches als Erstes die Prise gesichtet hat, erhält zusätzlich aus der Beute eine Handwaffe nach eigener Wahl oder den Wert derselben in Gulden als Belohnung.</text:p>
        </text:list-item>
        <text:list-item>
          <text:p text:style-name="P2">Alle Seelen an Bord eines aufgebrachten Schiffes sollen die Freiheit erhalten und untereinander durch Abstimmung über den Kurs entscheiden, nachdem das Schiff geplündert wurde.</text:p>
        </text:list-item>
        <text:list-item>
          <text:p text:style-name="P2">Kein Mitglied einer Schiffsbesatzung soll zu Schaden, sofern sie sich ohne Widerstand ergeben.</text:p>
        </text:list-item>
        <text:list-item>
          <text:p text:style-name="P2">Über Strafen entscheidet eine Abstimmung nach Absatz 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cm" fo:margin-bottom="0.4cm" fo:margin-left="0.4cm" fo:margin-right="0.4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9-09T17:59:07.29</meta:creation-date>
    <meta:generator>OpenOffice/4.1.5$Win32 OpenOffice.org_project/415m1$Build-9789</meta:generator>
    <dc:date>2018-09-09T18:52:35.39</dc:date>
    <meta:editing-duration>PT53M29S</meta:editing-duration>
    <meta:editing-cycles>3</meta:editing-cycles>
    <meta:document-statistic meta:table-count="0" meta:image-count="0" meta:object-count="0" meta:page-count="1" meta:paragraph-count="11" meta:word-count="316" meta:character-count="2066"/>
  </office:meta>
</office:document-meta>
</file>